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4126in"/>
    </style:style>
    <style:style style:name="co2" style:family="table-column">
      <style:table-column-properties fo:break-before="auto" style:column-width="1.7264in"/>
    </style:style>
    <style:style style:name="co3" style:family="table-column">
      <style:table-column-properties fo:break-before="auto" style:column-width="2.9063in"/>
    </style:style>
    <style:style style:name="co4" style:family="table-column">
      <style:table-column-properties fo:break-before="auto" style:column-width="5.9091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map style:condition="cell-content()=&quot;Astra Militarum&quot;" style:apply-style-name="Astra_20_Militarum_20_Colour" style:base-cell-address="Sheet1.B2"/>
    </style:style>
    <style:style style:name="ce6" style:family="table-cell" style:parent-style-name="Default">
      <style:map style:condition="cell-content()=&quot;Astra Militarum&quot;" style:apply-style-name="Astra_20_Militarum_20_Colour" style:base-cell-address="Sheet1.B147"/>
    </style:style>
    <style:style style:name="ce7" style:family="table-cell" style:parent-style-name="Default">
      <style:map style:condition="cell-content()=&quot;Astra Militarum&quot;" style:apply-style-name="Astra_20_Militarum_20_Colour" style:base-cell-address="Sheet1.B2"/>
    </style:style>
    <style:style style:name="ce8" style:family="table-cell" style:parent-style-name="Default">
      <style:map style:condition="cell-content()=&quot;No&quot;" style:apply-style-name="Bad" style:base-cell-address="Sheet1.C1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5"/>
        <table:table-column table:style-name="co3" table:default-cell-style-name="ce8"/>
        <table:table-column table:style-name="co4" table:default-cell-style-name="Default"/>
        <table:table-row table:style-name="ro1">
          <table:table-cell office:value-type="string" calcext:value-type="string">
            <text:p>Cards</text:p>
          </table:table-cell>
          <table:table-cell office:value-type="string" calcext:value-type="string">
            <text:p>Faction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Reason</text:p>
          </table:table-cell>
        </table:table-row>
        <table:table-row table:style-name="ro1">
          <table:table-cell office:value-type="string" calcext:value-type="string">
            <text:p>Captain Cato Sicariu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olonel Straken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Nazdreg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Zarathur, High Sorcere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ackmaster Kith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ldorath Starbane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Commander Shadowsun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bility not supported</text:p>
          </table:table-cell>
        </table:table-row>
        <table:table-row table:style-name="ro1">
          <table:table-cell office:value-type="string" calcext:value-type="string">
            <text:p>Sicarius’s Chosen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ato’s Stronghold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The Fury of Sicariu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Tallassarian Tempest Blade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10<text:span text:style-name="T1">th</text:span> Company Scout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actical Squad Cardini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onored Librarian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lood Angels Veteran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aring Assault Squad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Land Raider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Immune</text:p>
          </table:table-cell>
        </table:table-row>
        <table:table-row table:style-name="ro1">
          <table:table-cell office:value-type="string" calcext:value-type="string">
            <text:p>Ultramarines Dreadnought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eteran Brother Maxo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Eager Recruit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bush not supported</text:p>
          </table:table-cell>
        </table:table-row>
        <table:table-row table:style-name="ro1">
          <table:table-cell office:value-type="string" calcext:value-type="string">
            <text:p>Iron Hands Techmarine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aven Guard Speeder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eathwing Guard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rop Pod Assault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Indomitable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Exterminatu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odwyn Pattern Bolter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Iron Halo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bility not supported</text:p>
          </table:table-cell>
        </table:table-row>
        <table:table-row table:style-name="ro1">
          <table:table-cell office:value-type="string" calcext:value-type="string">
            <text:p>Fortress-Monastery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oly Sepulchre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Straken’s Command Squad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Omega Zero Command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lorious Intervention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errupt not supported</text:p>
          </table:table-cell>
        </table:table-row>
        <table:table-row table:style-name="ro1">
          <table:table-cell office:value-type="string" calcext:value-type="string">
            <text:p>Straken’s Cunning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atling Deadeye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adian Mortar Squad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anctioned Psyker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Leman Russ Battle Tank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ordian Hellhound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ssault Valkyrie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talwart Ogryn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Immune</text:p>
          </table:table-cell>
        </table:table-row>
        <table:table-row table:style-name="ro1">
          <table:table-cell office:value-type="string" calcext:value-type="string">
            <text:p>Captain Markis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Enginseer Augur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Penal Legionnaire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Infantry Conscripts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lysian Assault Team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Preemptive Barrage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Suppressive Fire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Hostile Environment Gear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odyguard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Imperial Bunker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ockcrete Bunker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errupt not supported</text:p>
          </table:table-cell>
        </table:table-row>
        <table:table-row table:style-name="ro1">
          <table:table-cell office:value-type="string" calcext:value-type="string">
            <text:p>Catachan Outpost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Nazdreg’s Flash Gitz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Kraktoof Hall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Bigga Is Betta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ybork Body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niveling Grot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off Nob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eirdboy Maniak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ankbusta Bommaz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ugged Killa Kans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nraged Ork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rushface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ad Dok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okkitboy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off Boyz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hoota Mob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urna Boyz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Battle Cry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Snotling Attack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Squig Bombin’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Rokkit Launcha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Ork Kannon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Bigtoof Banna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ellyporta Pad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Zarathur’s Flamers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Shrine of Warpflame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Infernal Gateway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Mark of Chaos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Alpha Legion Infiltrato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ossessed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plintered Path Acolyte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ost reduction not implemented</text:p>
          </table:table-cell>
        </table:table-row>
        <table:table-row table:style-name="ro1">
          <table:table-cell office:value-type="string" calcext:value-type="string">
            <text:p>Khorne Berzerke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icious Bloodlette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Umbral Preache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lack Legion Heldrake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avenous Flesh Hounds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Virulent Plague Squad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haos Fanatics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oul Grinde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ommand struggle actions/reactions not supported</text:p>
          </table:table-cell>
        </table:table-row>
        <table:table-row table:style-name="ro1">
          <table:table-cell office:value-type="string" calcext:value-type="string">
            <text:p>Xavaes Split-Tongue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arpstorm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Tzeentch’s Firestorm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Promise of Glory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une-Encrusted Armo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ire Mutation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Fortress of Madness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urder Cogitato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Kith’s Khymeramasters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Khymera Den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Pact of the Haemonculi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gonizer of Bren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ybarite Marksman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Incubus Warrio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aemonculus Tormento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Hellion Gang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easthunter Wyches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Baleful Mandrake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ile Raide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obile keyword not supported</text:p>
          </table:table-cell>
        </table:table-row>
        <table:table-row table:style-name="ro1">
          <table:table-cell office:value-type="string" calcext:value-type="string">
            <text:p>Black Heart Ravage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outing not supported</text:p>
          </table:table-cell>
        </table:table-row>
        <table:table-row table:style-name="ro1">
          <table:table-cell office:value-type="string" calcext:value-type="string">
            <text:p>Murder of Razorwings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oliseum Fighters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Kabalite Strike Force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yren Zythlex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Power from Pain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Archon’s Terro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Raid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uffering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ypex Injecto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oes not ready unit</text:p>
          </table:table-cell>
        </table:table-row>
        <table:table-row table:style-name="ro1">
          <table:table-cell office:value-type="string" calcext:value-type="string">
            <text:p>Altar of Torment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wisted Laboratory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; blanking</text:p>
          </table:table-cell>
        </table:table-row>
        <table:table-row table:style-name="ro1">
          <table:table-cell office:value-type="string" calcext:value-type="string">
            <text:p>Starbane’s Council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laitoc Shrine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Foresight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Mobility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obile keyword not supported</text:p>
          </table:table-cell>
        </table:table-row>
        <table:table-row table:style-name="ro1">
          <table:table-cell office:value-type="string" calcext:value-type="string">
            <text:p>Biel-Tan Guardians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ltansar Rangers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ldar Survivalist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ildrider Squadron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Soaring Falcon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obile keyword not supported</text:p>
          </table:table-cell>
        </table:table-row>
        <table:table-row table:style-name="ro1">
          <table:table-cell office:value-type="string" calcext:value-type="string">
            <text:p>Wailing Wraithfighter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Iyanden Wraithguard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hrouded Harlequin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Swordwind Farseer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ilvered Blade Avengers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iel-Tan Warp Spiders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Spiritseer Erathal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Superiority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Nullify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Doom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ift of Isha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Banshee Power Sword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Maybe</text:p>
          </table:table-cell>
          <table:table-cell office:value-type="string" calcext:value-type="string">
            <text:p>Can not discard cards for extra attack</text:p>
          </table:table-cell>
        </table:table-row>
        <table:table-row table:style-name="ro1">
          <table:table-cell office:value-type="string" calcext:value-type="string">
            <text:p>Corsair Trading Port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raftworld Gate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Shadowsun’s Stealth Cadre</text:p>
          </table:table-cell>
          <table:table-cell table:style-name="ce6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ommunications Relay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errupts not supported</text:p>
          </table:table-cell>
        </table:table-row>
        <table:table-row table:style-name="ro1">
          <table:table-cell office:value-type="string" calcext:value-type="string">
            <text:p>Squadron Redeployment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Command-Link Drone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Maybe</text:p>
          </table:table-cell>
          <table:table-cell office:value-type="string" calcext:value-type="string">
            <text:p>Can not move the attachment around</text:p>
          </table:table-cell>
        </table:table-row>
        <table:table-row table:style-name="ro1">
          <table:table-cell office:value-type="string" calcext:value-type="string">
            <text:p>Recon Drone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ior’la Marksman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arnivore Pack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ash’ya Trailblazer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obile keyword not supported</text:p>
          </table:table-cell>
        </table:table-row>
        <table:table-row table:style-name="ro1">
          <table:table-cell office:value-type="string" calcext:value-type="string">
            <text:p>Fire Warrior Elite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Fire Warrior Strike Team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risis Battle Guard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obile keyword not supported</text:p>
          </table:table-cell>
        </table:table-row>
        <table:table-row table:style-name="ro1">
          <table:table-cell office:value-type="string" calcext:value-type="string">
            <text:p>Earther Caste Technician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un Drones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tingwing Swarm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ireblade Kais’vre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Experimental Devilfish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ven the Odds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Calculated Strike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Deception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epulsor Impact Field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Ion Rifle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rontline Launch Bay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mbush Platform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iscount not done, action not done</text:p>
          </table:table-cell>
        </table:table-row>
        <table:table-row table:style-name="ro1">
          <table:table-cell office:value-type="string" calcext:value-type="string">
            <text:p>No Mercy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Void Pirate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ogue Trader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all Back!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Promethium Mine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romotion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lannum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trox Prime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arlus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louith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arnath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arrus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Osus IV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errin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Y’varn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Iridial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>
            <text:p>Proportion of cards implemented:</text:p>
          </table:table-cell>
          <table:table-cell/>
          <table:table-cell table:formula="of:=COUNTIF([.C2:.C185];&quot;Yes&quot;)/184" office:value-type="float" office:value="0.581521739130435" calcext:value-type="float">
            <text:p>0.581521739130435</text:p>
          </table:table-cell>
          <table:table-cell/>
        </table:table-row>
        <table:table-row table:style-name="ro1" table:number-rows-repeated="1048388">
          <table:table-cell table:number-columns-repeated="4"/>
        </table:table-row>
        <table:table-row table:style-name="ro1">
          <table:table-cell table:number-columns-repeated="4"/>
        </table:table-row>
        <calcext:conditional-formats>
          <calcext:conditional-format calcext:target-range-address="Sheet1.B1:Sheet1.B146 Sheet1.B148:Sheet1.B1048576">
            <calcext:condition calcext:apply-style-name="Astra Militarum Colour" calcext:value="=&quot;Astra Militarum&quot;" calcext:base-cell-address="Sheet1.B2"/>
          </calcext:conditional-format>
          <calcext:conditional-format calcext:target-range-address="Sheet1.B1:Sheet1.B146 Sheet1.B148:Sheet1.B1048576">
            <calcext:condition calcext:apply-style-name="Space Marines" calcext:value="=&quot;Space Marines&quot;" calcext:base-cell-address="Sheet1.B1"/>
          </calcext:conditional-format>
          <calcext:conditional-format calcext:target-range-address="Sheet1.B1:Sheet1.B146 Sheet1.B148:Sheet1.B1048576">
            <calcext:condition calcext:apply-style-name="Orks Colour" calcext:value="=&quot;Orks&quot;" calcext:base-cell-address="Sheet1.B1"/>
          </calcext:conditional-format>
          <calcext:conditional-format calcext:target-range-address="Sheet1.B1:Sheet1.B146 Sheet1.B148:Sheet1.B1048576">
            <calcext:condition calcext:apply-style-name="Chaos Colour" calcext:value="=&quot;Chaos&quot;" calcext:base-cell-address="Sheet1.B1"/>
          </calcext:conditional-format>
          <calcext:conditional-format calcext:target-range-address="Sheet1.B1:Sheet1.B146 Sheet1.B148:Sheet1.B1048576">
            <calcext:condition calcext:apply-style-name="Dark Eldar Colour" calcext:value="=&quot;Dark Eldar&quot;" calcext:base-cell-address="Sheet1.B1"/>
          </calcext:conditional-format>
          <calcext:conditional-format calcext:target-range-address="Sheet1.B1:Sheet1.B146 Sheet1.B148:Sheet1.B1048576">
            <calcext:condition calcext:apply-style-name="Eldar Colour" calcext:value="=&quot;Eldar&quot;" calcext:base-cell-address="Sheet1.B1"/>
          </calcext:conditional-format>
          <calcext:conditional-format calcext:target-range-address="Sheet1.B1:Sheet1.B146 Sheet1.B148:Sheet1.B1048576">
            <calcext:condition calcext:apply-style-name="Tau Colour" calcext:value="=&quot;Tau&quot;" calcext:base-cell-address="Sheet1.B1"/>
          </calcext:conditional-format>
          <calcext:conditional-format calcext:target-range-address="Sheet1.B147:Sheet1.B169">
            <calcext:condition calcext:apply-style-name="Astra Militarum Colour" calcext:value="=&quot;Astra Militarum&quot;" calcext:base-cell-address="Sheet1.B147"/>
          </calcext:conditional-format>
          <calcext:conditional-format calcext:target-range-address="Sheet1.B147:Sheet1.B169">
            <calcext:condition calcext:apply-style-name="Space Marines" calcext:value="=&quot;Space Marines&quot;" calcext:base-cell-address="Sheet1.B147"/>
          </calcext:conditional-format>
          <calcext:conditional-format calcext:target-range-address="Sheet1.B147:Sheet1.B169">
            <calcext:condition calcext:apply-style-name="Orks Colour" calcext:value="=&quot;Orks&quot;" calcext:base-cell-address="Sheet1.B147"/>
          </calcext:conditional-format>
          <calcext:conditional-format calcext:target-range-address="Sheet1.B147:Sheet1.B169">
            <calcext:condition calcext:apply-style-name="Chaos Colour" calcext:value="=&quot;Chaos&quot;" calcext:base-cell-address="Sheet1.B147"/>
          </calcext:conditional-format>
          <calcext:conditional-format calcext:target-range-address="Sheet1.B147:Sheet1.B169">
            <calcext:condition calcext:apply-style-name="Dark Eldar Colour" calcext:value="=&quot;Dark Eldar&quot;" calcext:base-cell-address="Sheet1.B147"/>
          </calcext:conditional-format>
          <calcext:conditional-format calcext:target-range-address="Sheet1.B147:Sheet1.B169">
            <calcext:condition calcext:apply-style-name="Eldar Colour" calcext:value="=&quot;Eldar&quot;" calcext:base-cell-address="Sheet1.B147"/>
          </calcext:conditional-format>
          <calcext:conditional-format calcext:target-range-address="Sheet1.B147:Sheet1.B169">
            <calcext:condition calcext:apply-style-name="Tau Colour" calcext:value="=&quot;Tau&quot;" calcext:base-cell-address="Sheet1.B147"/>
          </calcext:conditional-format>
          <calcext:conditional-format calcext:target-range-address="Sheet1.C1:Sheet1.C1048576">
            <calcext:condition calcext:apply-style-name="Bad" calcext:value="=&quot;No&quot;" calcext:base-cell-address="Sheet1.C1"/>
          </calcext:conditional-format>
          <calcext:conditional-format calcext:target-range-address="Sheet1.C1:Sheet1.C1048576">
            <calcext:condition calcext:apply-style-name="Good" calcext:value="=&quot;Yes&quot;" calcext:base-cell-address="Sheet1.C1"/>
          </calcext:conditional-format>
          <calcext:conditional-format calcext:target-range-address="Sheet1.C1:Sheet1.C1048576">
            <calcext:condition calcext:apply-style-name="Neutral" calcext:value="=&quot;Maybe&quot;" calcext:base-cell-address="Sheet1.C1"/>
          </calcext:conditional-format>
        </calcext:conditional-formats>
      </table:table>
      <table:named-expressions>
        <table:named-range table:name="Card" table:base-cell-address="$Sheet1.$A$1" table:cell-range-address="$Sheet1.$A:.$A"/>
        <table:named-range table:name="Cards" table:base-cell-address="$Sheet1.$A$1" table:cell-range-address="$Sheet1.$A$1"/>
      </table:named-expression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29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Space_20_Marines_20_Colour" style:display-name="Space Marines Colour" style:family="table-cell" style:parent-style-name="Default">
      <style:table-cell-properties fo:background-color="#2a6099"/>
    </style:style>
    <style:style style:name="Space_20_Marines" style:display-name="Space Marines" style:family="table-cell" style:parent-style-name="Default">
      <style:table-cell-properties fo:background-color="#2a6099"/>
    </style:style>
    <style:style style:name="Astra_20_Militarum_20_Colour" style:display-name="Astra Militarum Colour" style:family="table-cell" style:parent-style-name="Default">
      <style:table-cell-properties fo:background-color="#808080"/>
    </style:style>
    <style:style style:name="Orks_20_Colour" style:display-name="Orks Colour" style:family="table-cell" style:parent-style-name="Default">
      <style:table-cell-properties fo:background-color="#81d41a"/>
    </style:style>
    <style:style style:name="Chaos_20_Colour" style:display-name="Chaos Colour" style:family="table-cell" style:parent-style-name="Default">
      <style:table-cell-properties fo:background-color="#ff0000"/>
    </style:style>
    <style:style style:name="Dark_20_Eldar_20_Colour" style:display-name="Dark Eldar Colour" style:family="table-cell" style:parent-style-name="Default">
      <style:table-cell-properties fo:background-color="#780373"/>
    </style:style>
    <style:style style:name="Eldar_20_Colour" style:display-name="Eldar Colour" style:family="table-cell" style:parent-style-name="Default">
      <style:table-cell-properties fo:background-color="#ffff38"/>
    </style:style>
    <style:style style:name="Tau_20_Colour" style:display-name="Tau Colour" style:family="table-cell" style:parent-style-name="Default">
      <style:table-cell-properties fo:background-color="#b4c7dc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03">00/00/0000</text:date>, <text:time style:data-style-name="N2" text:time-value="10:57:20.0437962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3-10T07:45:58.539233800</meta:creation-date>
    <dc:date>2025-04-03T12:57:13.119179600</dc:date>
    <meta:editing-duration>P1DT10H40M8S</meta:editing-duration>
    <meta:editing-cycles>59</meta:editing-cycles>
    <meta:generator>LibreOffice/25.2.1.2$Windows_X86_64 LibreOffice_project/d3abf4aee5fd705e4a92bba33a32f40bc4e56f49</meta:generator>
    <meta:document-statistic meta:table-count="1" meta:cell-count="635" meta:object-count="0"/>
  </office:meta>
</office:document-meta>
</file>